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are they Thinking? Using bio and neuralfeedback to assess driver ability and to develop training approaches to improve attention and perception.</text:h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CA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Hemingway</meta:initial-creator>
    <meta:creation-date>2014-11-06T09:47:54</meta:creation-date>
    <meta:document-statistic meta:table-count="0" meta:image-count="0" meta:object-count="0" meta:page-count="1" meta:paragraph-count="1" meta:word-count="22" meta:character-count="149"/>
    <dc:date>2014-11-06T10:05:37</dc:date>
    <dc:creator>John Hemingway</dc:creator>
    <meta:editing-duration>PT2M3S</meta:editing-duration>
    <meta:editing-cycles>1</meta:editing-cycles>
    <meta:generator>OpenOffice/4.1.1$Linux OpenOffice.org_project/411m6$Build-9775</meta:generator>
  </office:meta>
</office:document-meta>
</file>